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akespeare AI Project - Flow Overview</text:h>
      <text:p text:style-name="Text_20_body">This document provides a high-level overview of the system's data and process flow from raw input to final output. Each step represents a transformation or action performed by one or more modules.</text:p>
      <text:p text:style-name="Horizontal_20_Line"/>
      <text:h text:style-name="Heading_20_2" text:outline-level="2">🛠 Phase 1: Source Ingestion &amp; Processing</text:h>
      <text:list text:style-name="L1">
        <text:list-item>
          <text:p text:style-name="P1"><text:span text:style-name="Strong_20_Emphasis">Raw Shakespeare Text Input</text:span></text:p>
          <text:list>
            <text:list-item>
              <text:p text:style-name="P1">Loaded via <text:span text:style-name="Source_20_Text">DocumentReader</text:span></text:p>
            </text:list-item>
            <text:list-item>
              <text:p text:style-name="P1">Extracted into acts, scenes, lines, speaker labels</text:p>
            </text:list-item>
          </text:list>
        </text:list-item>
        <text:list-item>
          <text:p text:style-name="P1"><text:span text:style-name="Strong_20_Emphasis">Chunking</text:span></text:p>
          <text:list>
            <text:list-item>
              <text:p text:style-name="P1">Run through <text:span text:style-name="Source_20_Text">ChunkingOrchestrator</text:span></text:p>
            </text:list-item>
            <text:list-item>
              <text:p text:style-name="P1">Chunked at four levels:</text:p>
              <text:list>
                <text:list-item>
                  <text:p text:style-name="P1">Full Line</text:p>
                </text:list-item>
                <text:list-item>
                  <text:p text:style-name="P1">Phrases (punctuation breaks)</text:p>
                </text:list-item>
                <text:list-item>
                  <text:p text:style-name="P1">POS Fragments (3–6 words)</text:p>
                </text:list-item>
                <text:list-item>
                  <text:p text:style-name="P1">Dialog Turns (speaker-based)</text:p>
                </text:list-item>
              </text:list>
            </text:list-item>
          </text:list>
        </text:list-item>
        <text:list-item>
          <text:p text:style-name="P1"><text:span text:style-name="Strong_20_Emphasis">Metadata Annotation</text:span></text:p>
          <text:list>
            <text:list-item>
              <text:p text:style-name="P1">Each chunk passed through the following taggers:</text:p>
              <text:list>
                <text:list-item>
                  <text:p text:style-name="P1">POS</text:p>
                </text:list-item>
                <text:list-item>
                  <text:p text:style-name="P1">NER (e.g., PERSON, GPE)</text:p>
                </text:list-item>
                <text:list-item>
                  <text:p text:style-name="P1">Mood (via classifier)</text:p>
                </text:list-item>
                <text:list-item>
                  <text:p text:style-name="P1">Thematic Tags (via keyword match)</text:p>
                </text:list-item>
                <text:list-item>
                  <text:p text:style-name="P1">Syllable count</text:p>
                </text:list-item>
              </text:list>
            </text:list-item>
          </text:list>
        </text:list-item>
        <text:list-item>
          <text:p text:style-name="P1"><text:span text:style-name="Strong_20_Emphasis">Chunk + Metadata Packaging</text:span></text:p>
          <text:list>
            <text:list-item>
              <text:p text:style-name="P1">Stored in JSON for portability</text:p>
            </text:list-item>
            <text:list-item>
              <text:p text:style-name="P1">Passed to embedding + database layer</text:p>
            </text:list-item>
          </text:list>
        </text:list-item>
        <text:list-item>
          <text:p text:style-name="P1"><text:span text:style-name="Strong_20_Emphasis">Embedding and Vector DB Storage</text:span></text:p>
          <text:list>
            <text:list-item>
              <text:p text:style-name="P1">Embeddings generated (e.g., OpenAI model)</text:p>
            </text:list-item>
            <text:list-item>
              <text:p text:style-name="P1">Metadata + vector stored in ChromaDB via wrapper</text:p>
            </text:list-item>
          </text:list>
        </text:list-item>
      </text:list>
      <text:p text:style-name="Horizontal_20_Line"/>
      <text:h text:style-name="Heading_20_2" text:outline-level="2"><text:soft-page-break/>🧠 Phase 2: Modern Play Generation</text:h>
      <text:list text:style-name="L2">
        <text:list-item>
          <text:p text:style-name="P2"><text:span text:style-name="Strong_20_Emphasis">Scene Detail Expansion</text:span></text:p>
          <text:list>
            <text:list-item>
              <text:p text:style-name="P2">Using client-provided act/scene summaries</text:p>
            </text:list-item>
            <text:list-item>
              <text:p text:style-name="P2">Fleshed out into extended dramatic beats per scene</text:p>
            </text:list-item>
          </text:list>
        </text:list-item>
        <text:list-item>
          <text:p text:style-name="P2"><text:span text:style-name="Strong_20_Emphasis">Scene Script Creation</text:span></text:p>
          <text:list>
            <text:list-item>
              <text:p text:style-name="P2">Modern English script (dialog, actions, stage directions)</text:p>
            </text:list-item>
            <text:list-item>
              <text:p text:style-name="P2">Poetic or rhythmic structure encouraged</text:p>
            </text:list-item>
          </text:list>
        </text:list-item>
        <text:list-item>
          <text:p text:style-name="P2"><text:span text:style-name="Strong_20_Emphasis">Artistic Rewriting</text:span></text:p>
          <text:list>
            <text:list-item>
              <text:p text:style-name="P2">Model refines flow, tone, rhythm for performance feel</text:p>
            </text:list-item>
            <text:list-item>
              <text:p text:style-name="P2">Ready for Shakespearean transformation</text:p>
            </text:list-item>
          </text:list>
        </text:list-item>
      </text:list>
      <text:p text:style-name="Horizontal_20_Line"/>
      <text:h text:style-name="Heading_20_2" text:outline-level="2">🎭 Phase 3: Shakespearean Translation</text:h>
      <text:list text:style-name="L3">
        <text:list-item>
          <text:p text:style-name="P3"><text:span text:style-name="Strong_20_Emphasis">Scene Translation Module</text:span></text:p>
          <text:list>
            <text:list-item>
              <text:p text:style-name="P3">Input: one modern scene</text:p>
            </text:list-item>
            <text:list-item>
              <text:p text:style-name="P3">Output: Shakespearean translation with citations</text:p>
            </text:list-item>
          </text:list>
        </text:list-item>
        <text:list-item>
          <text:p text:style-name="P3"><text:span text:style-name="Strong_20_Emphasis">RAG Query for Each Line</text:span></text:p>
          <text:list>
            <text:list-item>
              <text:p text:style-name="P3">RAG search across all chunk layers</text:p>
            </text:list-item>
            <text:list-item>
              <text:p text:style-name="P3">Filtered by tone, POS, syllables, etc.</text:p>
            </text:list-item>
            <text:list-item>
              <text:p text:style-name="P3">Checks <text:span text:style-name="Source_20_Text">UsedMap</text:span> for overlap</text:p>
            </text:list-item>
          </text:list>
        </text:list-item>
        <text:list-item>
          <text:p text:style-name="P3"><text:span text:style-name="Strong_20_Emphasis">Chunk Selection / Stitching</text:span></text:p>
          <text:list>
            <text:list-item>
              <text:p text:style-name="P3">Translation Selector builds output line from top match(es)</text:p>
            </text:list-item>
            <text:list-item>
              <text:p text:style-name="P3">Selects best combination of full line / phrase / microchunks</text:p>
            </text:list-item>
          </text:list>
        </text:list-item>
        <text:list-item>
          <text:p text:style-name="P3"><text:span text:style-name="Strong_20_Emphasis">Assembly</text:span></text:p>
          <text:list>
            <text:list-item>
              <text:p text:style-name="P3">Scene output built with speaker labels, citations</text:p>
            </text:list-item>
            <text:list-item>
              <text:p text:style-name="P3">Stored in structured form for export</text:p>
            </text:list-item>
          </text:list>
        </text:list-item>
      </text:list>
      <text:p text:style-name="Horizontal_20_Line"/>
      <text:h text:style-name="Heading_20_2" text:outline-level="2">✅ Phase 4: Validation &amp; Output</text:h>
      <text:list text:style-name="L4">
        <text:list-item>
          <text:p text:style-name="P4"><text:span text:style-name="Strong_20_Emphasis">Line Corpus Validation</text:span></text:p>
          <text:list>
            <text:list-item>
              <text:p text:style-name="P4"><text:soft-page-break/>Validate each citation against reference corpus</text:p>
            </text:list-item>
            <text:list-item>
              <text:p text:style-name="P4">Fragment string must match source line text exactly</text:p>
            </text:list-item>
            <text:list-item>
              <text:p text:style-name="P4">Non-matching fragments flagged for retranslation</text:p>
            </text:list-item>
          </text:list>
        </text:list-item>
        <text:list-item>
          <text:p text:style-name="P4"><text:span text:style-name="Strong_20_Emphasis">Output Formatting</text:span></text:p>
          <text:list>
            <text:list-item>
              <text:p text:style-name="P4">Generate final documents:</text:p>
              <text:list>
                <text:list-item>
                  <text:p text:style-name="P4">Parallel Modern + Shakespearean plays</text:p>
                </text:list-item>
                <text:list-item>
                  <text:p text:style-name="P4">Scene and act hierarchy preserved</text:p>
                </text:list-item>
                <text:list-item>
                  <text:p text:style-name="P4">Optional: dual column markdown or JSON</text:p>
                </text:list-item>
              </text:list>
            </text:list-item>
          </text:list>
        </text:list-item>
        <text:list-item>
          <text:p text:style-name="P4"><text:span text:style-name="Strong_20_Emphasis">Logging and Testing</text:span></text:p>
          <text:list>
            <text:list-item>
              <text:p text:style-name="P4">Log fragment usage, validation flags, requeue stats</text:p>
            </text:list-item>
            <text:list-item>
              <text:p text:style-name="P4">Run integration and unit tests to verify module behavior</text:p>
            </text:list-item>
          </text:list>
        </text:list-item>
      </text:list>
      <text:p text:style-name="Horizontal_20_Line"/>
      <text:h text:style-name="Heading_20_2" text:outline-level="2">Notes</text:h>
      <text:list text:style-name="L5">
        <text:list-item>
          <text:p text:style-name="P5">Fragment reuse is controlled throughout via <text:span text:style-name="Source_20_Text">UsedMap</text:span></text:p>
        </text:list-item>
        <text:list-item>
          <text:p text:style-name="P5">Play assembly maintains speaker continuity and dramatic flow</text:p>
        </text:list-item>
        <text:list-item>
          <text:p text:style-name="P5">Modular setup allows ChromaDB to be swapped with Pinecone if need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08:31:40.197000000</meta:creation-date>
    <dc:date>2025-03-26T08:32:11.652000000</dc:date>
    <meta:editing-duration>PT31S</meta:editing-duration>
    <meta:editing-cycles>1</meta:editing-cycles>
    <meta:document-statistic meta:table-count="0" meta:image-count="0" meta:object-count="0" meta:page-count="3" meta:paragraph-count="67" meta:word-count="416" meta:character-count="2501" meta:non-whitespace-character-count="2213"/>
    <meta:generator>LibreOffice/7.6.2.1$Windows_X86_64 LibreOffice_project/56f7684011345957bbf33a7ee678afaf4d2ba333</meta:generator>
  </office:meta>
</office:document-meta>
</file>